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ooleanVariableAssignmentImpl.execute( Version resultingVer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oleanVariableAssignmentImpl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oleanVariableAssignmentImpl.BooleanVariableAssignmentImpl( String name , boolean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ooleanVariableAssignmentImpl.getVari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